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1.53681in" style:rel-width="scale" style:rel-height="scale"><draw:image xlink:href="media/image1.png" xlink:type="simple" xlink:show="embed" xlink:actuate="onLoad"/><svg:title/><svg:desc>Ein Bild, das Text, Software, Multimedia-Software, Screenshot enthält.

KI-generierte Inhalte können fehlerhaft sein.</svg:desc></draw:frame><text:line-break/><text:line-break/><text:soft-page-break/><draw:frame draw:style-name="a1" draw:name="Grafik 1" text:anchor-type="as-char" svg:x="0in" svg:y="0in" svg:width="6.3in" svg:height="5.96736in" style:rel-width="scale" style:rel-height="scale"><draw:image xlink:href="media/image2.png" xlink:type="simple" xlink:show="embed" xlink:actuate="onLoad"/><svg:title/><svg:desc>Ein Bild, das Text, Screenshot, Software, Multimedia-Software enthält.

KI-generierte Inhalte können fehlerhaft sein.</svg:desc></draw:frame><text:line-break/><text:soft-page-break/><draw:frame draw:style-name="a2" draw:name="Grafik 1" text:anchor-type="as-char" svg:x="0in" svg:y="0in" svg:width="6.3in" svg:height="4.19931in" style:rel-width="scale" style:rel-height="scale"><draw:image xlink:href="media/image3.png" xlink:type="simple" xlink:show="embed" xlink:actuate="onLoad"/><svg:title/><svg:desc>Ein Bild, das Text, Screenshot, Multimedia-Software, Software enthält.

KI-generierte Inhalte können fehlerhaft sein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c Burak</meta:initial-creator>
    <dc:creator>Koc Burak</dc:creator>
    <meta:creation-date>2025-10-01T07:01:00Z</meta:creation-date>
    <dc:date>2025-10-01T07:16:00Z</dc:date>
    <meta:template xlink:href="Normal.dotm" xlink:type="simple"/>
    <meta:editing-cycles>2</meta:editing-cycles>
    <meta:editing-duration>PT0S</meta:editing-duration>
    <meta:document-statistic meta:page-count="3" meta:paragraph-count="1" meta:word-count="0" meta:character-count="6" meta:row-count="1" meta:non-whitespace-character-count="6"/>
  </office:meta>
</office:document-meta>
</file>